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54db1" officeooo:paragraph-rsid="00154db1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Ótimo! Você está trabalhando em duas aplicações:</text:p>
      <text:list text:style-name="L1">
        <text:list-item>
          <text:p text:style-name="P3"><text:span text:style-name="Strong_20_Emphasis">Carregamento de dados para o banco</text:span> (repositório já fornecido: <text:span text:style-name="Source_20_Text">https://github.com/frankcpa/carregabanco.git</text:span>);</text:p>
        </text:list-item>
        <text:list-item>
          <text:p text:style-name="P3"><text:span text:style-name="Strong_20_Emphasis">Uma API REST para manutenção de alunos</text:span>, com as operações CRUD e busca personalizada.</text:p>
        </text:list-item>
      </text:list>
      <text:p text:style-name="Text_20_body">Você também forneceu um arquivo (<text:span text:style-name="Source_20_Text">apirest (1).7z</text:span>) que provavelmente contém parte do projeto ou da API. Vamos seguir passo a passo o que precisa ser feito para <text:span text:style-name="Strong_20_Emphasis">a primeira apresentação (até 26/06)</text:span>:</text:p>
      <text:p text:style-name="Horizontal_20_Line"/>
      <text:h text:style-name="Heading_20_3" text:outline-level="3">✅ <text:span text:style-name="Strong_20_Emphasis">Etapa 1 – Criação e Configuração da Base de Dados</text:span></text:h>
      <text:h text:style-name="Heading_20_4" text:outline-level="4">1.1 Diagrama Entidade-Relacionamento (DER)</text:h>
      <text:p text:style-name="Text_20_body"><text:span text:style-name="Strong_20_Emphasis">Entidade principal: Aluno</text:span></text:p>
      <text:p text:style-name="Text_20_body">Campos obrigatórios:</text:p>
      <text:list text:style-name="L2">
        <text:list-item>
          <text:p text:style-name="P4"><text:span text:style-name="Source_20_Text">campus</text:span></text:p>
        </text:list-item>
        <text:list-item>
          <text:p text:style-name="P4"><text:span text:style-name="Source_20_Text">curso</text:span></text:p>
        </text:list-item>
        <text:list-item>
          <text:p text:style-name="P4"><text:span text:style-name="Source_20_Text">nome_estudante</text:span></text:p>
        </text:list-item>
        <text:list-item>
          <text:p text:style-name="P4"><text:span text:style-name="Source_20_Text">idade</text:span></text:p>
        </text:list-item>
        <text:list-item>
          <text:p text:style-name="P4"><text:span text:style-name="Source_20_Text">email_institucional</text:span></text:p>
        </text:list-item>
        <text:list-item>
          <text:p text:style-name="P4"><text:span text:style-name="Source_20_Text">periodo_entrada</text:span></text:p>
        </text:list-item>
      </text:list>
      <text:p text:style-name="Text_20_body"><text:span text:style-name="Strong_20_Emphasis">Modelo simplificado do DER:</text:span></text:p>
      <text:p text:style-name="Preformatted_20_Text"><text:span text:style-name="Source_20_Text">Aluno (</text:span></text:p>
      <text:p text:style-name="Preformatted_20_Text"><text:span text:style-name="Source_20_Text"><text:s text:c="4"/>id: Long [PK]</text:span></text:p>
      <text:p text:style-name="Preformatted_20_Text"><text:span text:style-name="Source_20_Text"><text:s text:c="4"/>campus: String</text:span></text:p>
      <text:p text:style-name="Preformatted_20_Text"><text:span text:style-name="Source_20_Text"><text:s text:c="4"/>curso: String</text:span></text:p>
      <text:p text:style-name="Preformatted_20_Text"><text:span text:style-name="Source_20_Text"><text:s text:c="4"/>nome_estudante: String</text:span></text:p>
      <text:p text:style-name="Preformatted_20_Text"><text:span text:style-name="Source_20_Text"><text:s text:c="4"/>idade: Integer</text:span></text:p>
      <text:p text:style-name="Preformatted_20_Text"><text:span text:style-name="Source_20_Text"><text:s text:c="4"/>email_institucional: String</text:span></text:p>
      <text:p text:style-name="Preformatted_20_Text"><text:span text:style-name="Source_20_Text"><text:s text:c="4"/>periodo_entrada: String</text:span></text:p>
      <text:p text:style-name="P1"><text:span text:style-name="Source_20_Text">)</text:span></text:p>
      <text:h text:style-name="Heading_20_4" text:outline-level="4">1.2 Docker + Banco de Dados</text:h>
      <text:p text:style-name="Text_20_body">Você usará um container Docker para subir o banco de dados, geralmente com <text:span text:style-name="Strong_20_Emphasis">PostgreSQL</text:span> ou <text:span text:style-name="Strong_20_Emphasis">MySQL</text:span>. Um exemplo de <text:span text:style-name="Source_20_Text">docker-compose.yml</text:span> com PostgreSQL:</text:p>
      <text:p text:style-name="Preformatted_20_Text"><text:span text:style-name="Source_20_Text">version: '3'</text:span></text:p>
      <text:p text:style-name="Preformatted_20_Text"><text:span text:style-name="Source_20_Text">services: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postgres</text:span></text:p>
      <text:p text:style-name="Preformatted_20_Text"><text:span text:style-name="Source_20_Text"><text:s text:c="4"/>restart: always</text:span></text:p>
      <text:p text:style-name="Preformatted_20_Text"><text:span text:style-name="Source_20_Text"><text:s text:c="4"/>container_name: alunos-db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POSTGRES_DB: alunos</text:span></text:p>
      <text:p text:style-name="Preformatted_20_Text"><text:span text:style-name="Source_20_Text"><text:s text:c="6"/>POSTGRES_USER: user</text:span></text:p>
      <text:p text:style-name="Preformatted_20_Text"><text:soft-page-break/><text:span text:style-name="Source_20_Text"><text:s text:c="6"/>POSTGRES_PASSWORD: password</text:span></text:p>
      <text:p text:style-name="Preformatted_20_Text"><text:span text:style-name="Source_20_Text"><text:s text:c="4"/>ports:</text:span></text:p>
      <text:p text:style-name="P1"><text:span text:style-name="Source_20_Text"><text:s text:c="6"/>- "5432:5432"</text:span></text:p>
      <text:h text:style-name="Heading_20_4" text:outline-level="4">1.3 JPA/Hibernate</text:h>
      <text:p text:style-name="Text_20_body">Você vai mapear a entidade <text:span text:style-name="Source_20_Text">Aluno</text:span> com anotações do JPA:</text:p>
      <text:p text:style-name="Preformatted_20_Text"><text:span text:style-name="Source_20_Text">@Entity</text:span></text:p>
      <text:p text:style-name="Preformatted_20_Text"><text:span text:style-name="Source_20_Text">public class Aluno {</text:span></text:p>
      <text:p text:style-name="Preformatted_20_Text"><text:span text:style-name="Source_20_Text"><text:s text:c="4"/>@Id</text:span></text:p>
      <text:p text:style-name="Preformatted_20_Text"><text:span text:style-name="Source_20_Text"><text:s text:c="4"/>@GeneratedValue(strategy = GenerationType.IDENTITY)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ampus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urso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nomeEstudante;</text:span></text:p>
      <text:p text:style-name="Preformatted_20_Text"/>
      <text:p text:style-name="Preformatted_20_Text"><text:span text:style-name="Source_20_Text"><text:s text:c="4"/>@NotNull</text:span></text:p>
      <text:p text:style-name="Preformatted_20_Text"><text:span text:style-name="Source_20_Text"><text:s text:c="4"/>private Integer idade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emailInstitucional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periodoEntrada;</text:span></text:p>
      <text:p text:style-name="Preformatted_20_Text"/>
      <text:p text:style-name="Preformatted_20_Text"><text:span text:style-name="Source_20_Text"><text:s text:c="4"/>// Getters e Setters</text:span></text:p>
      <text:p text:style-name="P1"><text:span text:style-name="Source_20_Text">}</text:span></text:p>
      <text:p text:style-name="Horizontal_20_Line"/>
      <text:h text:style-name="Heading_20_3" text:outline-level="3">✅ <text:span text:style-name="Strong_20_Emphasis">Etapa 2 – API REST (Parcial até 26/06)</text:span></text:h>
      <text:h text:style-name="Heading_20_4" text:outline-level="4">a. Buscar todos os alunos</text:h>
      <text:p text:style-name="Preformatted_20_Text"><text:span text:style-name="Source_20_Text">@GetMapping("/alunos")</text:span></text:p>
      <text:p text:style-name="Preformatted_20_Text"><text:span text:style-name="Source_20_Text">public List&lt;Aluno&gt; listarTodos() {</text:span></text:p>
      <text:p text:style-name="Preformatted_20_Text"><text:span text:style-name="Source_20_Text"><text:s text:c="4"/>return alunoRepository.findAll();</text:span></text:p>
      <text:p text:style-name="P1"><text:span text:style-name="Source_20_Text">}</text:span></text:p>
      <text:h text:style-name="Heading_20_4" text:outline-level="4">b. Inserir aluno com validação</text:h>
      <text:p text:style-name="Preformatted_20_Text"><text:span text:style-name="Source_20_Text">@PostMapping("/alunos")</text:span></text:p>
      <text:p text:style-name="Preformatted_20_Text"><text:span text:style-name="Source_20_Text">public ResponseEntity&lt;Aluno&gt; criar(@RequestBody @Valid Aluno aluno, UriComponentsBuilder uriBuilder) {</text:span></text:p>
      <text:p text:style-name="Preformatted_20_Text"><text:span text:style-name="Source_20_Text"><text:s text:c="4"/>Aluno salvo = alunoRepository.save(aluno);</text:span></text:p>
      <text:p text:style-name="Preformatted_20_Text"><text:span text:style-name="Source_20_Text"><text:s text:c="4"/>URI uri = uriBuilder.path("/alunos/{id}").buildAndExpand(salvo.getId()).toUri();</text:span></text:p>
      <text:p text:style-name="Preformatted_20_Text"><text:span text:style-name="Source_20_Text"><text:s text:c="4"/>return ResponseEntity.created(uri).body(salvo);</text:span></text:p>
      <text:p text:style-name="P1"><text:span text:style-name="Source_20_Text">}</text:span></text:p>
      <text:p text:style-name="Text_20_body">Adicione <text:span text:style-name="Source_20_Text">@Valid</text:span> para validar os campos obrigatórios.</text:p>
      <text:p text:style-name="Horizontal_20_Line"/>
      <text:h text:style-name="Heading_20_3" text:outline-level="3"><text:soft-page-break/>📦 Sobre o Arquivo Enviado (<text:span text:style-name="Source_20_Text">apirest (1).7z</text:span>)</text:h>
      <text:p text:style-name="Text_20_body">Quer que eu extraia e veja o conteúdo para te ajudar a configurar ou verificar a estrutura da API? Posso fazer isso agora. Deseja que eu continue com isso?</text:p>
      <text:p text:style-name="Horizontal_20_Line"/>
      <text:h text:style-name="Heading_20_3" text:outline-level="3">📅 Resumo das Entregas por Data</text:h>
      <text:h text:style-name="Heading_20_4" text:outline-level="4">📍 <text:span text:style-name="Strong_20_Emphasis">Até 26/06:</text:span></text:h>
      <text:list text:style-name="L3">
        <text:list-item>
          <text:p text:style-name="P5">Banco de dados configurado via Docker;</text:p>
        </text:list-item>
        <text:list-item>
          <text:p text:style-name="P5">Entidade <text:span text:style-name="Source_20_Text">Aluno</text:span> com JPA/Hibernate;</text:p>
        </text:list-item>
        <text:list-item>
          <text:p text:style-name="P5">Funções de <text:span text:style-name="Strong_20_Emphasis">buscar todos</text:span> e <text:span text:style-name="Strong_20_Emphasis">inserir</text:span>, com <text:span text:style-name="Source_20_Text">@Valid</text:span>;</text:p>
        </text:list-item>
        <text:list-item>
          <text:p text:style-name="P5">Projeto funcionando com Postman ou Insomnia para testes.</text:p>
        </text:list-item>
      </text:list>
      <text:h text:style-name="Heading_20_4" text:outline-level="4">📍 <text:span text:style-name="Strong_20_Emphasis">Até 10/07:</text:span></text:h>
      <text:list text:style-name="L4">
        <text:list-item>
          <text:p text:style-name="P6">Funções de:</text:p>
          <text:list>
            <text:list-item>
              <text:p text:style-name="P6">Excluir aluno;</text:p>
            </text:list-item>
            <text:list-item>
              <text:p text:style-name="P6">Editar aluno;</text:p>
            </text:list-item>
            <text:list-item>
              <text:p text:style-name="P6">Buscar por nome, curso e outro campo (ex: período de entrada).</text:p>
            </text:list-item>
          </text:list>
        </text:list-item>
      </text:list>
      <text:p text:style-name="Horizontal_20_Line"/>
      <text:p text:style-name="Text_20_body">Se quiser, posso te ajudar com:</text:p>
      <text:list text:style-name="L5">
        <text:list-item>
          <text:p text:style-name="P7">Análise do conteúdo do <text:span text:style-name="Source_20_Text">.7z</text:span>;</text:p>
        </text:list-item>
        <text:list-item>
          <text:p text:style-name="P7">Geração do projeto Spring Boot base;</text:p>
        </text:list-item>
        <text:list-item>
          <text:p text:style-name="P7">Scripts do banco de dados;</text:p>
        </text:list-item>
        <text:list-item>
          <text:p text:style-name="P7">Testes com Postman.</text:p>
        </text:list-item>
      </text:list>
      <text:p text:style-name="Text_20_body">É só me dizer por onde quer começar.</text:p>
      <text:p text:style-name="P2">Bpf e bi-clea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4:16:59.916000000</meta:creation-date>
    <dc:date>2025-06-06T16:06:41.064000000</dc:date>
    <meta:editing-duration>PT1H49M40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93" meta:word-count="412" meta:character-count="2964" meta:non-whitespace-character-count="2509"/>
  </office:meta>
</office:document-meta>
</file>